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2.154cm" fo:min-width="2.894cm"/>
    </style:style>
    <style:style style:name="gr3" style:family="graphic" style:parent-style-name="standard">
      <style:graphic-properties draw:textarea-horizontal-align="justify" draw:textarea-vertical-align="middle" draw:auto-grow-height="false" fo:min-height="1.448cm" fo:min-width="1.552cm"/>
    </style:style>
    <style:style style:name="gr4" style:family="graphic" style:parent-style-name="standard">
      <style:graphic-properties draw:textarea-horizontal-align="justify" draw:textarea-vertical-align="middle" draw:auto-grow-height="false" fo:min-height="2.154cm" fo:min-width="2.754cm"/>
    </style:style>
    <style:style style:name="gr5" style:family="graphic" style:parent-style-name="standard">
      <style:graphic-properties draw:textarea-horizontal-align="justify" draw:textarea-vertical-align="middle" draw:auto-grow-height="false" fo:min-height="2.014cm" fo:min-width="2.612cm"/>
    </style:style>
    <style:style style:name="gr6" style:family="graphic" style:parent-style-name="standard">
      <style:graphic-properties draw:textarea-horizontal-align="justify" draw:textarea-vertical-align="middle" draw:auto-grow-height="false" fo:min-height="2.226cm" fo:min-width="2.68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4.1cm" svg:height="3.4cm" svg:x="12.1cm" svg:y="9cm">
          <text:p text:style-name="P1">User</text:p>
          <text:p text:style-name="P1">Id dani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.8cm" svg:height="3.4cm" svg:x="13.8cm" svg:y="4.6cm">
          <text:p text:style-name="P1">Email</text:p>
          <text:p text:style-name="P1">big@fake.c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.9cm" svg:height="2.4cm" svg:x="9.8cm" svg:y="5.5cm">
          <text:p text:style-name="P1">Name</text:p>
          <text:p text:style-name="P1">Dani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4.6cm" svg:height="3.4cm" svg:x="3.2cm" svg:y="9.3cm">
          <text:p text:style-name="P1">User</text:p>
          <text:p text:style-name="P1">Bob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4.4cm" svg:height="3.2cm" svg:x="2cm" svg:y="4.1cm">
          <text:p text:style-name="P1">Name</text:p>
          <text:p text:style-name="P1">Bob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4.5cm" svg:height="3.5cm" svg:x="2.2cm" svg:y="14.6cm">
          <text:p text:style-name="P1">Gender</text:p>
          <text:p text:style-name="P1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5.5cm" svg:y1="12.7cm" svg:x2="4.45cm" svg:y2="14.6cm" draw:start-shape="id1" draw:start-glue-point="8" draw:end-shape="id2" draw:end-glue-point="4" svg:d="M5500 12700v951h-1050v949" svg:viewBox="0 0 1051 1901">
          <text:p/>
        </draw:connector>
        <draw:connector draw:style-name="gr7" draw:text-style-name="P1" draw:layer="layout" svg:x1="4.2cm" svg:y1="7.3cm" svg:x2="5.5cm" svg:y2="9.3cm" draw:start-shape="id3" draw:start-glue-point="8" draw:end-shape="id1" draw:end-glue-point="4" svg:d="M4200 7300v1001h1300v999" svg:viewBox="0 0 1301 2001">
          <text:p/>
        </draw:connector>
        <draw:connector draw:style-name="gr7" draw:text-style-name="P1" draw:layer="layout" svg:x1="14.15cm" svg:y1="9cm" svg:x2="14.503cm" svg:y2="7.502cm" draw:start-shape="id4" draw:start-glue-point="4" draw:end-shape="id5" draw:end-glue-point="7" svg:d="M14150 9000v-499h353v-999" svg:viewBox="0 0 354 1499">
          <text:p/>
        </draw:connector>
        <draw:connector draw:style-name="gr7" draw:text-style-name="P1" draw:layer="layout" svg:x1="12.7cm" svg:y1="9.498cm" svg:x2="12.276cm" svg:y2="7.549cm" draw:start-shape="id4" draw:start-glue-point="5" draw:end-shape="id6" draw:end-glue-point="9" svg:d="M12700 9498v-1047h-424v-902" svg:viewBox="0 0 425 1950">
          <text:p/>
        </draw:connector>
        <draw:connector draw:style-name="gr8" draw:text-style-name="P1" draw:layer="layout" draw:line-skew="1.549cm" svg:x1="7.8cm" svg:y1="11cm" svg:x2="12.1cm" svg:y2="10.7cm" draw:start-shape="id1" draw:start-glue-point="10" draw:end-shape="id4" draw:end-glue-point="6" svg:d="M7800 11000h3700v-300h600" svg:viewBox="0 0 4301 301">
          <text:p text:style-name="P1">Frien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8:27:54.938000000</meta:creation-date>
    <dc:date>2018-06-16T18:36:21.990000000</dc:date>
    <meta:editing-duration>PT8M27S</meta:editing-duration>
    <meta:editing-cycles>1</meta:editing-cycles>
    <meta:document-statistic meta:object-count="11"/>
    <meta:generator>LibreOffice/5.4.7.2$Windows_X86_64 LibreOffice_project/c838ef25c16710f8838b1faec480ebba495259d0</meta:generator>
  </office:meta>
</office:document-meta>
</file>